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488c7"/>
    </style:style>
    <style:style style:name="P2" style:family="paragraph" style:parent-style-name="Text_20_body" style:list-style-name="L1"/>
    <style:style style:name="P3" style:family="paragraph" style:parent-style-name="Text_20_body" style:list-style-name="L2"/>
    <style:style style:name="P4" style:family="paragraph" style:parent-style-name="Preformatted_20_Text">
      <style:paragraph-properties fo:margin-left="0in" fo:margin-right="0in" fo:text-indent="0in" style:auto-text-indent="false" style:writing-mode="lr-tb"/>
    </style:style>
    <style:style style:name="P5" style:family="paragraph" style:parent-style-name="Preformatted_20_Text">
      <style:paragraph-properties style:writing-mode="lr-tb"/>
    </style:style>
    <style:style style:name="P6" style:family="paragraph" style:parent-style-name="Preformatted_20_Text">
      <style:paragraph-properties fo:margin-top="0in" fo:margin-bottom="0.1965in" style:contextual-spacing="false" style:writing-mode="lr-tb"/>
    </style:style>
    <style:style style:name="P7"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8" style:family="paragraph" style:parent-style-name="Horizontal_20_Line">
      <style:text-properties officeooo:paragraph-rsid="001488c7"/>
    </style:style>
    <style:style style:name="P9" style:family="paragraph" style:parent-style-name="Text_20_body">
      <style:paragraph-properties fo:break-before="page"/>
      <style:text-properties officeooo:paragraph-rsid="001488c7"/>
    </style:style>
    <style:style style:name="P10" style:family="paragraph" style:parent-style-name="Horizontal_20_Line">
      <style:paragraph-properties fo:margin-top="0in" fo:margin-bottom="0.0972in" style:contextual-spacing="false" fo:line-height="115%"/>
    </style:style>
    <style:style style:name="P11" style:family="paragraph" style:parent-style-name="Text_20_body" style:list-style-name="L3"/>
    <style:style style:name="P12" style:family="paragraph" style:parent-style-name="Text_20_body" style:list-style-name="L4"/>
    <style:style style:name="P13"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14" style:family="paragraph" style:parent-style-name="Preformatted_20_Text">
      <style:paragraph-properties fo:margin-top="0in" fo:margin-bottom="0.0972in" style:contextual-spacing="false" fo:line-height="115%" style:writing-mode="lr-tb"/>
    </style:style>
    <style:style style:name="P15" style:family="paragraph" style:parent-style-name="Horizontal_20_Line">
      <style:paragraph-properties fo:margin-top="0in" fo:margin-bottom="0.0972in" style:contextual-spacing="false" fo:line-height="115%"/>
      <style:text-properties officeooo:paragraph-rsid="001488c7"/>
    </style:style>
    <style:style style:name="P16" style:family="paragraph" style:parent-style-name="Standard">
      <style:text-properties officeooo:paragraph-rsid="001488c7"/>
    </style:style>
    <style:style style:name="P17" style:family="paragraph" style:parent-style-name="Standard">
      <style:paragraph-properties fo:break-before="page"/>
      <style:text-properties officeooo:paragraph-rsid="001488c7"/>
    </style:style>
    <style:style style:name="P18" style:family="paragraph" style:parent-style-name="Text_20_body" style:list-style-name="L5"/>
    <style:style style:name="P19" style:family="paragraph" style:parent-style-name="Text_20_body" style:list-style-name="L6"/>
    <style:style style:name="P20" style:family="paragraph" style:parent-style-name="Horizontal_20_Line">
      <style:text-properties officeooo:paragraph-rsid="00150858"/>
    </style:style>
    <style:style style:name="P21" style:family="paragraph" style:parent-style-name="Standard">
      <style:text-properties fo:font-weight="normal" officeooo:paragraph-rsid="00150858" style:font-weight-asian="normal" style:font-weight-complex="normal"/>
    </style:style>
    <style:style style:name="P22" style:family="paragraph" style:parent-style-name="Standard">
      <style:paragraph-properties fo:break-before="page"/>
      <style:text-properties fo:font-weight="normal" officeooo:paragraph-rsid="00150858" style:font-weight-asian="normal" style:font-weight-complex="normal"/>
    </style:style>
    <style:style style:name="P23" style:family="paragraph" style:parent-style-name="Text_20_body">
      <style:text-properties fo:font-weight="normal" officeooo:paragraph-rsid="00150858" style:font-weight-asian="normal" style:font-weight-complex="normal"/>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Horizontal_20_Lin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list-style-name="L12">
      <style:text-properties fo:font-weight="bold" style:font-weight-asian="bold" style:font-weight-complex="bold"/>
    </style:style>
    <style:style style:name="P32" style:family="paragraph" style:parent-style-name="Text_20_body" style:list-style-name="L13">
      <style:text-properties fo:font-weight="bold" style:font-weight-asian="bold" style:font-weight-complex="bold"/>
    </style:style>
    <style:style style:name="P33" style:family="paragraph" style:parent-style-name="Text_20_body" style:list-style-name="L14">
      <style:text-properties fo:font-weight="bold" style:font-weight-asian="bold" style:font-weight-complex="bold"/>
    </style:style>
    <style:style style:name="P34" style:family="paragraph" style:parent-style-name="Text_20_body" style:list-style-name="L15">
      <style:text-properties fo:font-weight="bold" style:font-weight-asian="bold" style:font-weight-complex="bold"/>
    </style:style>
    <style:style style:name="P35" style:family="paragraph" style:parent-style-name="Preformatted_20_Text">
      <style:paragraph-properties fo:margin-left="0in" fo:margin-right="0in" fo:text-indent="0in" style:auto-text-indent="false" style:writing-mode="lr-tb"/>
      <style:text-properties fo:font-weight="bold" style:font-weight-asian="bold" style:font-weight-complex="bold"/>
    </style:style>
    <style:style style:name="P36" style:family="paragraph" style:parent-style-name="Preformatted_20_Text">
      <style:paragraph-properties style:writing-mode="lr-tb"/>
      <style:text-properties fo:font-weight="bold" style:font-weight-asian="bold" style:font-weight-complex="bold"/>
    </style:style>
    <style:style style:name="P37" style:family="paragraph" style:parent-style-name="Preformatted_20_Text">
      <style:paragraph-properties fo:margin-top="0in" fo:margin-bottom="0.1965in" style:contextual-spacing="false" style:writing-mode="lr-tb"/>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Problem No-1. Write a program to sort a linear array using the bubble sort algorithm</text:span></text:p>
      <text:p text:style-name="P1"><text:span text:style-name="Strong_20_Emphasis">Title:</text:span><text:line-break/>Sorting a Linear Array Using the Bubble Sort Technique</text:p>
      <text:p text:style-name="Horizontal_20_Line"/>
      <text:p text:style-name="Text_20_body"><text:span text:style-name="Strong_20_Emphasis">Theory:</text:span><text:line-break/>Bubble Sort is one of the simplest sorting techniques. The method repeatedly scans the array, checking pairs of adjacent elements. If they are in the wrong order, they are interchanged. This process continues until the list becomes completely ordered. The larger elements gradually "rise" to the end of the array, much like bubbles in water, hence the name.</text:p>
      <text:p text:style-name="Horizontal_20_Line"/>
      <text:p text:style-name="Text_20_body"><text:span text:style-name="Strong_20_Emphasis">Complexity:</text:span></text:p>
      <text:list text:style-name="L1">
        <text:list-item>
          <text:p text:style-name="P2"><text:span text:style-name="Strong_20_Emphasis">Best Case:</text:span> O(n) (already sorted, with optimization)</text:p>
        </text:list-item>
        <text:list-item>
          <text:p text:style-name="P2"><text:span text:style-name="Strong_20_Emphasis">Worst Case:</text:span> O(n2)</text:p>
        </text:list-item>
        <text:list-item>
          <text:p text:style-name="P2"><text:span text:style-name="Strong_20_Emphasis">Average Case:</text:span> O(n2)</text:p>
        </text:list-item>
        <text:list-item>
          <text:p text:style-name="P2"><text:span text:style-name="Strong_20_Emphasis">Extra Space Required:</text:span> O(1) (done in place)</text:p>
        </text:list-item>
      </text:list>
      <text:p text:style-name="Horizontal_20_Line"/>
      <text:p text:style-name="Text_20_body"><text:span text:style-name="Strong_20_Emphasis">Objective:</text:span><text:line-break/>To write a Python program that demonstrates how the Bubble Sort algorithm arranges the elements of a linear array in ascending order.</text:p>
      <text:p text:style-name="Horizontal_20_Line"/>
      <text:p text:style-name="Text_20_body"><text:span text:style-name="Strong_20_Emphasis">Algorithm:</text:span></text:p>
      <text:list text:style-name="L2">
        <text:list-item>
          <text:p text:style-name="P3">Begin with an array containing n elements.</text:p>
        </text:list-item>
        <text:list-item>
          <text:p text:style-name="P3">Repeat the following steps for each index i from 0 to n−1:<text:line-break/>a. Compare every adjacent pair of elements.<text:line-break/>b. If the first element is larger than the second, interchange them.</text:p>
        </text:list-item>
        <text:list-item>
          <text:p text:style-name="P3">If during a full traversal no swaps occur, the array is already ordered, and the process stops early.</text:p>
        </text:list-item>
        <text:list-item>
          <text:p text:style-name="P3">At the end, the array will be arranged in increasing order.</text:p>
        </text:list-item>
      </text:list>
      <text:p text:style-name="Horizontal_20_Line"/>
      <text:p text:style-name="Text_20_body"><text:span text:style-name="Strong_20_Emphasis">Python Program:</text:span></text:p>
      <text:p text:style-name="P4"><text:span text:style-name="Source_20_Text">def bubble_sort(arr):</text:span></text:p>
      <text:p text:style-name="P5"><text:span text:style-name="Source_20_Text"><text:s text:c="4"/>n = len(arr)</text:span></text:p>
      <text:p text:style-name="P5"><text:span text:style-name="Source_20_Text"><text:s text:c="4"/>for i in range(n):</text:span></text:p>
      <text:p text:style-name="P5"><text:span text:style-name="Source_20_Text"><text:s text:c="8"/>swapped = False</text:span></text:p>
      <text:p text:style-name="P5"><text:span text:style-name="Source_20_Text"><text:s text:c="8"/>for j in range(0, n - i - 1):</text:span></text:p>
      <text:p text:style-name="P5"><text:span text:style-name="Source_20_Text"><text:s text:c="12"/>if arr[j] &gt; arr[j + 1]:</text:span></text:p>
      <text:p text:style-name="P5"><text:span text:style-name="Source_20_Text"><text:s text:c="16"/>arr[j], arr[j + 1] = arr[j + 1], arr[j]</text:span></text:p>
      <text:p text:style-name="P5"><text:span text:style-name="Source_20_Text"><text:s text:c="16"/>swapped = True</text:span></text:p>
      <text:p text:style-name="P5"><text:span text:style-name="Source_20_Text"><text:s text:c="8"/>if not swapped: <text:s/># no swaps -&gt; array is sorted</text:span></text:p>
      <text:p text:style-name="P5"><text:span text:style-name="Source_20_Text"><text:s text:c="12"/>break</text:span></text:p>
      <text:p text:style-name="P5"><text:soft-page-break/><text:span text:style-name="Source_20_Text"><text:s text:c="4"/>return arr</text:span></text:p>
      <text:p text:style-name="P5"/>
      <text:p text:style-name="P5"><text:span text:style-name="Source_20_Text"># Demonstration</text:span></text:p>
      <text:p text:style-name="P5"><text:span text:style-name="Source_20_Text">data = [64, 25, 12, 22, 11]</text:span></text:p>
      <text:p text:style-name="P5"><text:span text:style-name="Source_20_Text">print("Unsorted array:", data)</text:span></text:p>
      <text:p text:style-name="P5"><text:span text:style-name="Source_20_Text">result = bubble_sort(data)</text:span></text:p>
      <text:p text:style-name="P6"><text:span text:style-name="Source_20_Text">print("Array after Bubble Sort:", result)</text:span></text:p>
      <text:p text:style-name="Horizontal_20_Line"/>
      <text:p text:style-name="Text_20_body"><text:span text:style-name="Strong_20_Emphasis">Example Input/Output:</text:span></text:p>
      <text:p text:style-name="Text_20_body"><text:span text:style-name="Strong_20_Emphasis">Input:</text:span></text:p>
      <text:p text:style-name="P7"><text:span text:style-name="Source_20_Text">Unsorted array: [64, 25, 12, 22, 11]</text:span></text:p>
      <text:p text:style-name="Text_20_body"><text:span text:style-name="Strong_20_Emphasis">Output:</text:span></text:p>
      <text:p text:style-name="P7"><text:span text:style-name="Source_20_Text">Array after Bubble Sort: [11, 12, 22, 25, 64]</text:span></text:p>
      <text:p text:style-name="P8"/>
      <text:p text:style-name="P1"><text:span text:style-name="Strong_20_Emphasis"/></text:p>
      <text:p text:style-name="P9"><text:span text:style-name="Strong_20_Emphasis">Problem No-2. Write a program to find an element using a linear search algorithm.</text:span></text:p>
      <text:p text:style-name="P1"><text:span text:style-name="Strong_20_Emphasis">Title:<text:line-break/>Searching for an Element in a Linear Array Using the Linear Search Method</text:span></text:p>
      <text:p text:style-name="P1"><text:span text:style-name="Strong_20_Emphasis">Theory:</text:span><text:span text:style-name="Strong_20_Emphasis"><text:span text:style-name="T1"><text:line-break/>Linear Search is a straightforward searching process where each element of the array is checked one after another until the desired element is located or the end of the list is reached. Since it does not rely on the array being sorted, it can be applied to any dataset. However, this approach becomes slow when the array is very large because every element may need to be compared.</text:span></text:span></text:p>
      <text:p text:style-name="P10"/>
      <text:p text:style-name="Text_20_body"><text:span text:style-name="Strong_20_Emphasis">Complexity:</text:span></text:p>
      <text:list text:style-name="L3">
        <text:list-item>
          <text:p text:style-name="P11"><text:span text:style-name="Strong_20_Emphasis">Best Case:</text:span> O(1) (element found on the first check)</text:p>
        </text:list-item>
        <text:list-item>
          <text:p text:style-name="P11"><text:span text:style-name="Strong_20_Emphasis">Worst Case:</text:span> O(n) (element is missing or at the end)</text:p>
        </text:list-item>
        <text:list-item>
          <text:p text:style-name="P11"><text:span text:style-name="Strong_20_Emphasis">Average Case:</text:span> O(n)</text:p>
        </text:list-item>
        <text:list-item>
          <text:p text:style-name="P11"><text:span text:style-name="Strong_20_Emphasis">Space Used:</text:span> O(1)</text:p>
        </text:list-item>
      </text:list>
      <text:p text:style-name="P10"/>
      <text:p text:style-name="Text_20_body"><text:span text:style-name="Strong_20_Emphasis">Objective:</text:span><text:line-break/>To write and execute a Python program that applies linear search to determine whether a specific value exists in an array.</text:p>
      <text:p text:style-name="P10"/>
      <text:p text:style-name="Text_20_body"><text:span text:style-name="Strong_20_Emphasis">Algorithm:</text:span></text:p>
      <text:list text:style-name="L4">
        <text:list-item>
          <text:p text:style-name="P12">Take an array of size n and a key element to be searched.</text:p>
        </text:list-item>
        <text:list-item>
          <text:p text:style-name="P12">Start from the first element of the array.</text:p>
        </text:list-item>
        <text:list-item>
          <text:p text:style-name="P12">Compare each element with the key.</text:p>
        </text:list-item>
        <text:list-item>
          <text:p text:style-name="P12">If a match is found, return the position of the element.</text:p>
        </text:list-item>
        <text:list-item>
          <text:p text:style-name="P12">If the entire array is scanned without a match, report that the element is absent.</text:p>
        </text:list-item>
      </text:list>
      <text:p text:style-name="P10"/>
      <text:p text:style-name="Text_20_body"><text:span text:style-name="Strong_20_Emphasis">Python Program:</text:span></text:p>
      <text:p text:style-name="P13"><text:span text:style-name="Source_20_Text">def linear_search(arr, key):</text:span></text:p>
      <text:p text:style-name="P14"><text:span text:style-name="Source_20_Text"><text:s text:c="4"/>for index in range(len(arr)):</text:span></text:p>
      <text:p text:style-name="P14"><text:span text:style-name="Source_20_Text"><text:s text:c="8"/>if arr[index] == key:</text:span></text:p>
      <text:p text:style-name="P14"><text:span text:style-name="Source_20_Text"><text:s text:c="12"/>return index <text:s/># element found</text:span></text:p>
      <text:p text:style-name="P14"><text:span text:style-name="Source_20_Text"><text:s text:c="4"/>return -1 <text:s/># element not in the list</text:span></text:p>
      <text:p text:style-name="P14"/>
      <text:p text:style-name="P14"><text:span text:style-name="Source_20_Text"># Example run</text:span></text:p>
      <text:p text:style-name="P14"><text:span text:style-name="Source_20_Text">numbers = [12, 45, 67, 89, 34]</text:span></text:p>
      <text:p text:style-name="P14"><text:span text:style-name="Source_20_Text">search_item = 67</text:span></text:p>
      <text:p text:style-name="P14"><text:soft-page-break/></text:p>
      <text:p text:style-name="P14"><text:span text:style-name="Source_20_Text">print("Array:", numbers)</text:span></text:p>
      <text:p text:style-name="P14"><text:span text:style-name="Source_20_Text">pos = linear_search(numbers, search_item)</text:span></text:p>
      <text:p text:style-name="P14"/>
      <text:p text:style-name="P14"><text:span text:style-name="Source_20_Text">if pos != -1:</text:span></text:p>
      <text:p text:style-name="P14"><text:span text:style-name="Source_20_Text"><text:s text:c="4"/>print(f"Element {search_item} is located at index {pos}")</text:span></text:p>
      <text:p text:style-name="P14"><text:span text:style-name="Source_20_Text">else:</text:span></text:p>
      <text:p text:style-name="P14"><text:span text:style-name="Source_20_Text"><text:s text:c="4"/>print(f"Element {search_item} is not present in the array")</text:span></text:p>
      <text:p text:style-name="P10"/>
      <text:p text:style-name="Text_20_body"><text:span text:style-name="Strong_20_Emphasis">Example Input/Output:</text:span></text:p>
      <text:p text:style-name="Text_20_body"><text:span text:style-name="Strong_20_Emphasis">Input:</text:span></text:p>
      <text:p text:style-name="P13"><text:span text:style-name="Source_20_Text">Array: [12, 45, 67, 89, 34]</text:span></text:p>
      <text:p text:style-name="P14"><text:span text:style-name="Source_20_Text">Element to search: 67</text:span></text:p>
      <text:p text:style-name="Text_20_body"><text:span text:style-name="Strong_20_Emphasis">Output:</text:span></text:p>
      <text:p text:style-name="P13"><text:span text:style-name="Source_20_Text">Element 67 is located at index 2</text:span></text:p>
      <text:p text:style-name="P15"/>
      <text:p text:style-name="P16"><text:span text:style-name="Strong_20_Emphasis"/></text:p>
      <text:p text:style-name="P17"><text:span text:style-name="Strong_20_Emphasis">Problem No-3. Write a program to sort a linear array using the merge sort algorithm..</text:span></text:p>
      <text:p text:style-name="P1"><text:span text:style-name="Strong_20_Emphasis">Title:</text:span><text:span text:style-name="Strong_20_Emphasis"><text:span text:style-name="T1"><text:line-break/>Program to Sort a Linear Array Using the Merge Sort Algorithm</text:span></text:span></text:p>
      <text:p text:style-name="Horizontal_20_Line"/>
      <text:p text:style-name="Text_20_body"><text:span text:style-name="Strong_20_Emphasis">Theory:</text:span><text:line-break/>Merge Sort is a classical sorting technique that applies the principle of divide and conquer. The array is divided into smaller subarrays until each subarray has only one element. Then, these subarrays are combined step by step in a sorted manner to form the fully arranged array. The strength of Merge Sort lies in its predictable efficiency and stable sorting behavior, making it preferable for handling large lists.</text:p>
      <text:p text:style-name="Horizontal_20_Line"/>
      <text:p text:style-name="Text_20_body"><text:span text:style-name="Strong_20_Emphasis">Complexity:</text:span></text:p>
      <text:list text:style-name="L5">
        <text:list-item>
          <text:p text:style-name="P18"><text:span text:style-name="Strong_20_Emphasis">Best Case:</text:span> O(nlogn)</text:p>
        </text:list-item>
        <text:list-item>
          <text:p text:style-name="P18"><text:span text:style-name="Strong_20_Emphasis">Worst Case:</text:span> O(nlogn)</text:p>
        </text:list-item>
        <text:list-item>
          <text:p text:style-name="P18"><text:span text:style-name="Strong_20_Emphasis">Average Case:</text:span> O(nlogn)</text:p>
        </text:list-item>
        <text:list-item>
          <text:p text:style-name="P18"><text:span text:style-name="Strong_20_Emphasis">Additional Memory Needed:</text:span> O(n)</text:p>
        </text:list-item>
      </text:list>
      <text:p text:style-name="Horizontal_20_Line"/>
      <text:p text:style-name="Text_20_body"><text:span text:style-name="Strong_20_Emphasis">Objective:</text:span><text:line-break/>To develop and execute a Python program that performs sorting of a linear array using the Merge Sort algorithm.</text:p>
      <text:p text:style-name="Horizontal_20_Line"/>
      <text:p text:style-name="Text_20_body"><text:span text:style-name="Strong_20_Emphasis">Algorithm:</text:span></text:p>
      <text:list text:style-name="L6">
        <text:list-item>
          <text:p text:style-name="P19">If the array length is 1, return the array as it is already sorted.</text:p>
        </text:list-item>
        <text:list-item>
          <text:p text:style-name="P19">Otherwise, split the array into two equal halves.</text:p>
        </text:list-item>
        <text:list-item>
          <text:p text:style-name="P19">Apply merge sort recursively to the left portion.</text:p>
        </text:list-item>
        <text:list-item>
          <text:p text:style-name="P19">Apply merge sort recursively to the right portion.</text:p>
        </text:list-item>
        <text:list-item>
          <text:p text:style-name="P19">Merge the two sorted halves by comparing elements one by one.</text:p>
        </text:list-item>
        <text:list-item>
          <text:p text:style-name="P19">Produce the final ordered list.</text:p>
        </text:list-item>
      </text:list>
      <text:p text:style-name="Horizontal_20_Line"/>
      <text:p text:style-name="Text_20_body"><text:span text:style-name="Strong_20_Emphasis">Python Program:</text:span></text:p>
      <text:p text:style-name="P4"><text:span text:style-name="Source_20_Text">def merge_sort(arr):</text:span></text:p>
      <text:p text:style-name="P5"><text:span text:style-name="Source_20_Text"><text:s text:c="4"/>if len(arr) &gt; 1:</text:span></text:p>
      <text:p text:style-name="P5"><text:span text:style-name="Source_20_Text"><text:s text:c="8"/>mid = len(arr) // 2</text:span></text:p>
      <text:p text:style-name="P5"><text:span text:style-name="Source_20_Text"><text:s text:c="8"/>left = arr[:mid]</text:span></text:p>
      <text:p text:style-name="P5"><text:span text:style-name="Source_20_Text"><text:s text:c="8"/>right = arr[mid:]</text:span></text:p>
      <text:p text:style-name="P5"/>
      <text:p text:style-name="P5"><text:span text:style-name="Source_20_Text"><text:s text:c="8"/>merge_sort(left)</text:span></text:p>
      <text:p text:style-name="P5"><text:span text:style-name="Source_20_Text"><text:s text:c="8"/>merge_sort(right)</text:span></text:p>
      <text:p text:style-name="P5"/>
      <text:p text:style-name="P5"><text:span text:style-name="Source_20_Text"><text:s text:c="8"/>i = j = k = 0</text:span></text:p>
      <text:p text:style-name="P5"><text:soft-page-break/></text:p>
      <text:p text:style-name="P5"><text:span text:style-name="Source_20_Text"><text:s text:c="8"/># Combining step</text:span></text:p>
      <text:p text:style-name="P5"><text:span text:style-name="Source_20_Text"><text:s text:c="8"/>while i &lt; len(left) and j &lt; len(right):</text:span></text:p>
      <text:p text:style-name="P5"><text:span text:style-name="Source_20_Text"><text:s text:c="12"/>if left[i] &lt;= right[j]:</text:span></text:p>
      <text:p text:style-name="P5"><text:span text:style-name="Source_20_Text"><text:s text:c="16"/>arr[k] = left[i]</text:span></text:p>
      <text:p text:style-name="P5"><text:span text:style-name="Source_20_Text"><text:s text:c="16"/>i += 1</text:span></text:p>
      <text:p text:style-name="P5"><text:span text:style-name="Source_20_Text"><text:s text:c="12"/>else:</text:span></text:p>
      <text:p text:style-name="P5"><text:span text:style-name="Source_20_Text"><text:s text:c="16"/>arr[k] = right[j]</text:span></text:p>
      <text:p text:style-name="P5"><text:span text:style-name="Source_20_Text"><text:s text:c="16"/>j += 1</text:span></text:p>
      <text:p text:style-name="P5"><text:span text:style-name="Source_20_Text"><text:s text:c="12"/>k += 1</text:span></text:p>
      <text:p text:style-name="P5"/>
      <text:p text:style-name="P5"><text:span text:style-name="Source_20_Text"><text:s text:c="8"/>while i &lt; len(left):</text:span></text:p>
      <text:p text:style-name="P5"><text:span text:style-name="Source_20_Text"><text:s text:c="12"/>arr[k] = left[i]</text:span></text:p>
      <text:p text:style-name="P5"><text:span text:style-name="Source_20_Text"><text:s text:c="12"/>i += 1</text:span></text:p>
      <text:p text:style-name="P5"><text:span text:style-name="Source_20_Text"><text:s text:c="12"/>k += 1</text:span></text:p>
      <text:p text:style-name="P5"/>
      <text:p text:style-name="P5"><text:span text:style-name="Source_20_Text"><text:s text:c="8"/>while j &lt; len(right):</text:span></text:p>
      <text:p text:style-name="P5"><text:span text:style-name="Source_20_Text"><text:s text:c="12"/>arr[k] = right[j]</text:span></text:p>
      <text:p text:style-name="P5"><text:span text:style-name="Source_20_Text"><text:s text:c="12"/>j += 1</text:span></text:p>
      <text:p text:style-name="P5"><text:span text:style-name="Source_20_Text"><text:s text:c="12"/>k += 1</text:span></text:p>
      <text:p text:style-name="P5"/>
      <text:p text:style-name="P5"><text:span text:style-name="Source_20_Text"># Demonstration</text:span></text:p>
      <text:p text:style-name="P5"><text:span text:style-name="Source_20_Text">nums = [38, 27, 43, 3, 9, 82, 10]</text:span></text:p>
      <text:p text:style-name="P5"><text:span text:style-name="Source_20_Text">print("Unsorted array:", nums)</text:span></text:p>
      <text:p text:style-name="P5"><text:span text:style-name="Source_20_Text">merge_sort(nums)</text:span></text:p>
      <text:p text:style-name="P6"><text:span text:style-name="Source_20_Text">print("After Merge Sort:", nums)</text:span></text:p>
      <text:p text:style-name="Horizontal_20_Line"/>
      <text:p text:style-name="Text_20_body"><text:span text:style-name="Strong_20_Emphasis">Example Input/Output:</text:span></text:p>
      <text:p text:style-name="Text_20_body"><text:span text:style-name="Strong_20_Emphasis">Input:</text:span></text:p>
      <text:p text:style-name="P7"><text:span text:style-name="Source_20_Text">Unsorted array: [38, 27, 43, 3, 9, 82, 10]</text:span></text:p>
      <text:p text:style-name="Text_20_body"><text:span text:style-name="Strong_20_Emphasis">Output:</text:span></text:p>
      <text:p text:style-name="P7"><text:span text:style-name="Source_20_Text">After Merge Sort: [3, 9, 10, 27, 38, 43, 82]</text:span></text:p>
      <text:p text:style-name="P20"/>
      <text:p text:style-name="P21"><text:span text:style-name="Strong_20_Emphasis"><text:span text:style-name="T2"/></text:span></text:p>
      <text:p text:style-name="P22"><text:span text:style-name="Strong_20_Emphasis"><text:span text:style-name="T2">Problem No-4. Write a program to find an element using the binary search algorithm</text:span></text:span></text:p>
      <text:p text:style-name="P23"><text:span text:style-name="Strong_20_Emphasis">Title:</text:span><text:span text:style-name="Strong_20_Emphasis"><text:span text:style-name="T1"><text:line-break/>Program to Find an Element Using the Binary Search Algorithm</text:span></text:span></text:p>
      <text:p text:style-name="Horizontal_20_Line"/>
      <text:p text:style-name="Text_20_body"><text:span text:style-name="Strong_20_Emphasis">Theory:</text:span><text:line-break/>Binary Search is a searching technique designed for ordered lists. The process begins by examining the middle element of the array. If this element equals the target, the search ends successfully. If the target is smaller, the search continues in the left portion of the array; otherwise, it proceeds in the right portion. By eliminating half of the array at every step, Binary Search provides a much faster search time compared to sequential searching methods.</text:p>
      <text:p text:style-name="Horizontal_20_Line"/>
      <text:p text:style-name="Text_20_body"><text:span text:style-name="Strong_20_Emphasis">Complexity:</text:span></text:p>
      <text:list text:style-name="L7">
        <text:list-item>
          <text:p text:style-name="P24"><text:span text:style-name="Strong_20_Emphasis">Best Case:</text:span> O(1) (target located at the midpoint on the first attempt)</text:p>
        </text:list-item>
        <text:list-item>
          <text:p text:style-name="P24"><text:span text:style-name="Strong_20_Emphasis">Worst Case:</text:span> O(logn)</text:p>
        </text:list-item>
        <text:list-item>
          <text:p text:style-name="P24"><text:span text:style-name="Strong_20_Emphasis">Average Case:</text:span> O(logn)</text:p>
        </text:list-item>
        <text:list-item>
          <text:p text:style-name="P24"><text:span text:style-name="Strong_20_Emphasis">Extra Space Needed:</text:span> O(1) for the iterative implementation</text:p>
        </text:list-item>
      </text:list>
      <text:p text:style-name="Horizontal_20_Line"/>
      <text:p text:style-name="Text_20_body"><text:span text:style-name="Strong_20_Emphasis">Objective:</text:span><text:line-break/>To design a Python program that applies the binary search technique to determine the position of a desired element in a sorted list.</text:p>
      <text:p text:style-name="Horizontal_20_Line"/>
      <text:p text:style-name="Text_20_body"><text:span text:style-name="Strong_20_Emphasis">Algorithm:</text:span></text:p>
      <text:list text:style-name="L8">
        <text:list-item>
          <text:p text:style-name="P25">Start with a sorted list and a key element.</text:p>
        </text:list-item>
        <text:list-item>
          <text:p text:style-name="P25">Set two markers: <text:span text:style-name="Source_20_Text">low = 0</text:span> and <text:span text:style-name="Source_20_Text">high = n-1</text:span>.</text:p>
        </text:list-item>
        <text:list-item>
          <text:p text:style-name="P25">Repeat until <text:span text:style-name="Source_20_Text">low</text:span> exceeds <text:span text:style-name="Source_20_Text">high</text:span>:<text:line-break/>a. Compute <text:span text:style-name="Source_20_Text">mid = (low + high) // 2</text:span>.<text:line-break/>b. If <text:span text:style-name="Source_20_Text">arr[mid]</text:span> equals the key, return its position.<text:line-break/>c. If the key is smaller than <text:span text:style-name="Source_20_Text">arr[mid]</text:span>, update <text:span text:style-name="Source_20_Text">high = mid - 1</text:span>.<text:line-break/>d. Otherwise, update <text:span text:style-name="Source_20_Text">low = mid + 1</text:span>.</text:p>
        </text:list-item>
        <text:list-item>
          <text:p text:style-name="P25">If the element is not found, return -1 to indicate absence.</text:p>
        </text:list-item>
      </text:list>
      <text:p text:style-name="Horizontal_20_Line"/>
      <text:p text:style-name="Text_20_body"><text:span text:style-name="Strong_20_Emphasis">Python Program:</text:span></text:p>
      <text:p text:style-name="P4"><text:span text:style-name="Source_20_Text">def binary_search(arr, key):</text:span></text:p>
      <text:p text:style-name="P5"><text:span text:style-name="Source_20_Text"><text:s text:c="4"/>start, end = 0, len(arr) - 1</text:span></text:p>
      <text:p text:style-name="P5"><text:span text:style-name="Source_20_Text"><text:s text:c="4"/>while start &lt;= end:</text:span></text:p>
      <text:p text:style-name="P5"><text:span text:style-name="Source_20_Text"><text:s text:c="8"/>mid = (start + end) // 2</text:span></text:p>
      <text:p text:style-name="P5"><text:span text:style-name="Source_20_Text"><text:s text:c="8"/>if arr[mid] == key:</text:span></text:p>
      <text:p text:style-name="P5"><text:span text:style-name="Source_20_Text"><text:s text:c="12"/>return mid</text:span></text:p>
      <text:p text:style-name="P5"><text:span text:style-name="Source_20_Text"><text:s text:c="8"/>elif key &lt; arr[mid]:</text:span></text:p>
      <text:p text:style-name="P5"><text:span text:style-name="Source_20_Text"><text:s text:c="12"/>end = mid - 1</text:span></text:p>
      <text:p text:style-name="P5"><text:soft-page-break/><text:span text:style-name="Source_20_Text"><text:s text:c="8"/>else:</text:span></text:p>
      <text:p text:style-name="P5"><text:span text:style-name="Source_20_Text"><text:s text:c="12"/>start = mid + 1</text:span></text:p>
      <text:p text:style-name="P5"><text:span text:style-name="Source_20_Text"><text:s text:c="4"/>return -1</text:span></text:p>
      <text:p text:style-name="P5"/>
      <text:p text:style-name="P5"><text:span text:style-name="Source_20_Text"># Demonstration</text:span></text:p>
      <text:p text:style-name="P5"><text:span text:style-name="Source_20_Text">values = [5, 15, 25, 35, 45, 55]</text:span></text:p>
      <text:p text:style-name="P5"><text:span text:style-name="Source_20_Text">search_item = 25</text:span></text:p>
      <text:p text:style-name="P5"/>
      <text:p text:style-name="P5"><text:span text:style-name="Source_20_Text">print("Sorted array:", values)</text:span></text:p>
      <text:p text:style-name="P5"><text:span text:style-name="Source_20_Text">pos = binary_search(values, search_item)</text:span></text:p>
      <text:p text:style-name="P5"/>
      <text:p text:style-name="P5"><text:span text:style-name="Source_20_Text">if pos != -1:</text:span></text:p>
      <text:p text:style-name="P5"><text:span text:style-name="Source_20_Text"><text:s text:c="4"/>print(f"Element {search_item} is found at index {pos}")</text:span></text:p>
      <text:p text:style-name="P5"><text:span text:style-name="Source_20_Text">else:</text:span></text:p>
      <text:p text:style-name="P6"><text:span text:style-name="Source_20_Text"><text:s text:c="4"/>print(f"Element {search_item} is not found in the list")</text:span></text:p>
      <text:p text:style-name="Horizontal_20_Line"/>
      <text:p text:style-name="Text_20_body"><text:span text:style-name="Strong_20_Emphasis">Example Input/Output:</text:span></text:p>
      <text:p text:style-name="Text_20_body"><text:span text:style-name="Strong_20_Emphasis">Input:</text:span></text:p>
      <text:p text:style-name="P4"><text:span text:style-name="Source_20_Text">Sorted array: [5, 15, 25, 35, 45, 55]</text:span></text:p>
      <text:p text:style-name="P6"><text:span text:style-name="Source_20_Text">Element to search: 25</text:span></text:p>
      <text:p text:style-name="Text_20_body"><text:span text:style-name="Strong_20_Emphasis">Output:</text:span></text:p>
      <text:p text:style-name="P7"><text:span text:style-name="Source_20_Text">Element 25 is found at index 2</text:span></text:p>
      <text:p text:style-name="Horizontal_20_Line"/>
      <text:p text:style-name="P21"><text:span text:style-name="Strong_20_Emphasis"><text:span text:style-name="T2"/></text:span></text:p>
      <text:p text:style-name="P22"><text:span text:style-name="Strong_20_Emphasis"><text:span text:style-name="T2">Problem No-5. Implementation of Stack Data Structure</text:span></text:span></text:p>
      <text:p text:style-name="P21"><text:span text:style-name="Strong_20_Emphasis"><text:span text:style-name="T1"/></text:span></text:p>
      <text:p text:style-name="P23"><text:span text:style-name="Strong_20_Emphasis">Title:</text:span><text:span text:style-name="Strong_20_Emphasis"><text:span text:style-name="T1"><text:line-break/>Implementation of Stack Data Structure</text:span></text:span></text:p>
      <text:p text:style-name="Horizontal_20_Line"/>
      <text:p text:style-name="Text_20_body"><text:span text:style-name="Strong_20_Emphasis">Theory:</text:span><text:line-break/>A stack is an ordered collection of elements that works on the rule <text:span text:style-name="Strong_20_Emphasis">Last In, First Out (LIFO)</text:span>. In this system, the element inserted most recently is removed first. The stack supports several key operations:</text:p>
      <text:list text:style-name="L9">
        <text:list-item>
          <text:p text:style-name="P26"><text:span text:style-name="Strong_20_Emphasis">PUSH:</text:span> Add an element on the top.</text:p>
        </text:list-item>
        <text:list-item>
          <text:p text:style-name="P26"><text:span text:style-name="Strong_20_Emphasis">POP:</text:span> Remove the top element.</text:p>
        </text:list-item>
        <text:list-item>
          <text:p text:style-name="P26"><text:span text:style-name="Strong_20_Emphasis">PEEK/TOP:</text:span> Look at the top element without deleting it.</text:p>
        </text:list-item>
        <text:list-item>
          <text:p text:style-name="P26"><text:span text:style-name="Strong_20_Emphasis">EMPTY check:</text:span> Verify whether the stack contains no items.</text:p>
        </text:list-item>
      </text:list>
      <text:p text:style-name="Text_20_body">Stacks are widely used in compiler design, recursion handling, memory management, expression evaluation, and navigation (backtracking).</text:p>
      <text:p text:style-name="Horizontal_20_Line"/>
      <text:p text:style-name="Text_20_body"><text:span text:style-name="Strong_20_Emphasis">Complexity:</text:span></text:p>
      <text:list text:style-name="L10">
        <text:list-item>
          <text:p text:style-name="P27"><text:span text:style-name="Strong_20_Emphasis">Insertion (PUSH):</text:span> O(1)</text:p>
        </text:list-item>
        <text:list-item>
          <text:p text:style-name="P27"><text:span text:style-name="Strong_20_Emphasis">Deletion (POP):</text:span> O(1)</text:p>
        </text:list-item>
        <text:list-item>
          <text:p text:style-name="P27"><text:span text:style-name="Strong_20_Emphasis">Access Top (PEEK):</text:span> O(1)</text:p>
        </text:list-item>
        <text:list-item>
          <text:p text:style-name="P27"><text:span text:style-name="Strong_20_Emphasis">Memory Requirement:</text:span> O(n)</text:p>
        </text:list-item>
      </text:list>
      <text:p text:style-name="Horizontal_20_Line"/>
      <text:p text:style-name="Text_20_body"><text:span text:style-name="Strong_20_Emphasis">Objective:</text:span><text:line-break/>To create a Python program that demonstrates stack operations like insertion, deletion, and top element access using a list-based structure.</text:p>
      <text:p text:style-name="Horizontal_20_Line"/>
      <text:p text:style-name="Text_20_body"><text:span text:style-name="Strong_20_Emphasis">Algorithm:</text:span></text:p>
      <text:list text:style-name="L11">
        <text:list-item>
          <text:p text:style-name="P28">Start with an empty list to act as the stack.</text:p>
        </text:list-item>
        <text:list-item>
          <text:p text:style-name="P28">For <text:span text:style-name="Strong_20_Emphasis">PUSH</text:span>, insert an element at the end of the list.</text:p>
        </text:list-item>
        <text:list-item>
          <text:p text:style-name="P28">For <text:span text:style-name="Strong_20_Emphasis">POP</text:span>, remove the last element if the stack is not empty.</text:p>
        </text:list-item>
        <text:list-item>
          <text:p text:style-name="P28">For <text:span text:style-name="Strong_20_Emphasis">PEEK</text:span>, return the last element without removing it.</text:p>
        </text:list-item>
        <text:list-item>
          <text:p text:style-name="P28">Provide a function to check whether the stack is empty before operations.</text:p>
        </text:list-item>
      </text:list>
      <text:p text:style-name="Horizontal_20_Line"/>
      <text:p text:style-name="Text_20_body"><text:span text:style-name="Strong_20_Emphasis">Python Program:</text:span></text:p>
      <text:p text:style-name="P4"><text:span text:style-name="Source_20_Text">class Stack:</text:span></text:p>
      <text:p text:style-name="P5"><text:span text:style-name="Source_20_Text"><text:s text:c="4"/>def __init__(self):</text:span></text:p>
      <text:p text:style-name="P5"><text:soft-page-break/><text:span text:style-name="Source_20_Text"><text:s text:c="8"/>self.stack = []</text:span></text:p>
      <text:p text:style-name="P5"/>
      <text:p text:style-name="P5"><text:span text:style-name="Source_20_Text"><text:s text:c="4"/>def is_empty(self):</text:span></text:p>
      <text:p text:style-name="P5"><text:span text:style-name="Source_20_Text"><text:s text:c="8"/>return self.stack == []</text:span></text:p>
      <text:p text:style-name="P5"/>
      <text:p text:style-name="P5"><text:span text:style-name="Source_20_Text"><text:s text:c="4"/>def push(self, item):</text:span></text:p>
      <text:p text:style-name="P5"><text:span text:style-name="Source_20_Text"><text:s text:c="8"/>self.stack.append(item)</text:span></text:p>
      <text:p text:style-name="P5"/>
      <text:p text:style-name="P5"><text:span text:style-name="Source_20_Text"><text:s text:c="4"/>def pop(self):</text:span></text:p>
      <text:p text:style-name="P5"><text:span text:style-name="Source_20_Text"><text:s text:c="8"/>if not self.is_empty():</text:span></text:p>
      <text:p text:style-name="P5"><text:span text:style-name="Source_20_Text"><text:s text:c="12"/>return self.stack.pop()</text:span></text:p>
      <text:p text:style-name="P5"><text:span text:style-name="Source_20_Text"><text:s text:c="8"/>else:</text:span></text:p>
      <text:p text:style-name="P5"><text:span text:style-name="Source_20_Text"><text:s text:c="12"/>return "No elements to pop"</text:span></text:p>
      <text:p text:style-name="P5"/>
      <text:p text:style-name="P5"><text:span text:style-name="Source_20_Text"><text:s text:c="4"/>def peek(self):</text:span></text:p>
      <text:p text:style-name="P5"><text:span text:style-name="Source_20_Text"><text:s text:c="8"/>if not self.is_empty():</text:span></text:p>
      <text:p text:style-name="P5"><text:span text:style-name="Source_20_Text"><text:s text:c="12"/>return self.stack[-1]</text:span></text:p>
      <text:p text:style-name="P5"><text:span text:style-name="Source_20_Text"><text:s text:c="8"/>else:</text:span></text:p>
      <text:p text:style-name="P5"><text:span text:style-name="Source_20_Text"><text:s text:c="12"/>return "Stack is empty"</text:span></text:p>
      <text:p text:style-name="P5"/>
      <text:p text:style-name="P5"><text:span text:style-name="Source_20_Text"><text:s text:c="4"/>def show(self):</text:span></text:p>
      <text:p text:style-name="P5"><text:span text:style-name="Source_20_Text"><text:s text:c="8"/>return self.stack</text:span></text:p>
      <text:p text:style-name="P5"/>
      <text:p text:style-name="P5"><text:span text:style-name="Source_20_Text"># Demonstration</text:span></text:p>
      <text:p text:style-name="P5"><text:span text:style-name="Source_20_Text">stk = Stack()</text:span></text:p>
      <text:p text:style-name="P5"><text:span text:style-name="Source_20_Text">stk.push(5)</text:span></text:p>
      <text:p text:style-name="P5"><text:span text:style-name="Source_20_Text">stk.push(15)</text:span></text:p>
      <text:p text:style-name="P5"><text:span text:style-name="Source_20_Text">stk.push(25)</text:span></text:p>
      <text:p text:style-name="P5"><text:span text:style-name="Source_20_Text">print("Current stack:", stk.show())</text:span></text:p>
      <text:p text:style-name="P5"><text:span text:style-name="Source_20_Text">print("Element at top:", stk.peek())</text:span></text:p>
      <text:p text:style-name="P5"><text:span text:style-name="Source_20_Text">print("Deleted element:", stk.pop())</text:span></text:p>
      <text:p text:style-name="P6"><text:span text:style-name="Source_20_Text">print("Stack after deletion:", stk.show())</text:span></text:p>
      <text:p text:style-name="Horizontal_20_Line"/>
      <text:p text:style-name="Text_20_body"><text:span text:style-name="Strong_20_Emphasis">Example Input/Output:</text:span></text:p>
      <text:p text:style-name="Text_20_body"><text:span text:style-name="Strong_20_Emphasis">Input:</text:span></text:p>
      <text:p text:style-name="P4"><text:span text:style-name="Source_20_Text">Push 5, 15, 25</text:span></text:p>
      <text:p text:style-name="P5"><text:span text:style-name="Source_20_Text">Peek</text:span></text:p>
      <text:p text:style-name="P5"><text:span text:style-name="Source_20_Text">Pop</text:span></text:p>
      <text:p text:style-name="P6"><text:span text:style-name="Source_20_Text">Show stack</text:span></text:p>
      <text:p text:style-name="Text_20_body"><text:span text:style-name="Strong_20_Emphasis">Output:</text:span></text:p>
      <text:p text:style-name="P4"><text:span text:style-name="Source_20_Text">Current stack: [5, 15, 25]</text:span></text:p>
      <text:p text:style-name="P5"><text:span text:style-name="Source_20_Text">Element at top: 25</text:span></text:p>
      <text:p text:style-name="P5"><text:span text:style-name="Source_20_Text">Deleted element: 25</text:span></text:p>
      <text:p text:style-name="P6"><text:span text:style-name="Source_20_Text">Stack after deletion: [5, 15]</text:span></text:p>
      <text:p text:style-name="Horizontal_20_Line"/>
      <text:p text:style-name="P21"><text:span text:style-name="Strong_20_Emphasis"><text:span text:style-name="T2"/></text:span></text:p>
      <text:p text:style-name="P22"><text:span text:style-name="Strong_20_Emphasis"><text:span text:style-name="T2">Problem No-6. Write a program to implement a queue data structure along with its typical operations.</text:span></text:span></text:p>
      <text:p text:style-name="P21"><text:span text:style-name="Strong_20_Emphasis"><text:span text:style-name="T2"/></text:span></text:p>
      <text:p text:style-name="P23"><text:span text:style-name="Strong_20_Emphasis">Title:</text:span><text:span text:style-name="Strong_20_Emphasis"><text:span text:style-name="T2"><text:line-break/>Write a program to implement a Queue Data Structure along with its typical operations</text:span></text:span></text:p>
      <text:p text:style-name="P29"/>
      <text:p text:style-name="P30"><text:span text:style-name="Strong_20_Emphasis">Theory:</text:span><text:line-break/>A queue is an abstract data structure that stores elements in a sequence and processes them based on the rule <text:span text:style-name="Strong_20_Emphasis">First In, First Out (FIFO)</text:span>. This means the element inserted earliest is the first to be removed. The structure has two ends:</text:p>
      <text:list text:style-name="L12">
        <text:list-item>
          <text:p text:style-name="P31"><text:span text:style-name="Strong_20_Emphasis">Rear:</text:span> Where new items are added.</text:p>
        </text:list-item>
        <text:list-item>
          <text:p text:style-name="P31"><text:span text:style-name="Strong_20_Emphasis">Front:</text:span> From where items are removed.</text:p>
        </text:list-item>
      </text:list>
      <text:p text:style-name="P30">The major operations of a queue include:</text:p>
      <text:list text:style-name="L13">
        <text:list-item>
          <text:p text:style-name="P32"><text:span text:style-name="Strong_20_Emphasis">ENQUEUE:</text:span> Add a new item at the rear of the queue.</text:p>
        </text:list-item>
        <text:list-item>
          <text:p text:style-name="P32"><text:span text:style-name="Strong_20_Emphasis">DEQUEUE:</text:span> Remove and return the item at the front.</text:p>
        </text:list-item>
        <text:list-item>
          <text:p text:style-name="P32"><text:span text:style-name="Strong_20_Emphasis">PEEK/FRONT:</text:span> Retrieve the front item without deletion.</text:p>
        </text:list-item>
        <text:list-item>
          <text:p text:style-name="P32"><text:span text:style-name="Strong_20_Emphasis">EMPTY check:</text:span> Confirm whether the queue contains no elements.</text:p>
        </text:list-item>
      </text:list>
      <text:p text:style-name="P30">Queues are applied in CPU scheduling, print spooling, resource management, and handling requests in real time.</text:p>
      <text:p text:style-name="P29"/>
      <text:p text:style-name="P30"><text:span text:style-name="Strong_20_Emphasis">Complexity:</text:span></text:p>
      <text:list text:style-name="L14">
        <text:list-item>
          <text:p text:style-name="P33"><text:span text:style-name="Strong_20_Emphasis">Insertion (ENQUEUE):</text:span> O(1)</text:p>
        </text:list-item>
        <text:list-item>
          <text:p text:style-name="P33"><text:span text:style-name="Strong_20_Emphasis">Deletion (DEQUEUE):</text:span> O(1)</text:p>
        </text:list-item>
        <text:list-item>
          <text:p text:style-name="P33"><text:span text:style-name="Strong_20_Emphasis">Access Front (PEEK):</text:span> O(1)</text:p>
        </text:list-item>
        <text:list-item>
          <text:p text:style-name="P33"><text:span text:style-name="Strong_20_Emphasis">Storage Requirement:</text:span> O(n)</text:p>
        </text:list-item>
      </text:list>
      <text:p text:style-name="P29"/>
      <text:p text:style-name="P30"><text:span text:style-name="Strong_20_Emphasis">Objective:</text:span><text:line-break/>To create a Python program that performs queue operations like enqueue, dequeue, and viewing the front element using a list-based approach.</text:p>
      <text:p text:style-name="P29"/>
      <text:p text:style-name="P30"><text:span text:style-name="Strong_20_Emphasis">Algorithm:</text:span></text:p>
      <text:list text:style-name="L15">
        <text:list-item>
          <text:p text:style-name="P34">Initialize an empty list that will represent the queue.</text:p>
        </text:list-item>
        <text:list-item>
          <text:p text:style-name="P34">For <text:span text:style-name="Strong_20_Emphasis">ENQUEUE</text:span>, insert the element at the end of the list.</text:p>
        </text:list-item>
        <text:list-item>
          <text:p text:style-name="P34">For <text:span text:style-name="Strong_20_Emphasis">DEQUEUE</text:span>, remove the element at the beginning of the list if it is not empty.</text:p>
        </text:list-item>
        <text:list-item>
          <text:p text:style-name="P34">For <text:span text:style-name="Strong_20_Emphasis">PEEK</text:span>, return the first element in the queue without removing it.</text:p>
        </text:list-item>
        <text:list-item>
          <text:p text:style-name="P34"><text:soft-page-break/>Provide a method to check if the queue is empty.</text:p>
        </text:list-item>
      </text:list>
      <text:p text:style-name="P29"/>
      <text:p text:style-name="P30"><text:span text:style-name="Strong_20_Emphasis">Python Program:</text:span></text:p>
      <text:p text:style-name="P35"><text:span text:style-name="Source_20_Text">class Queue:</text:span></text:p>
      <text:p text:style-name="P36"><text:span text:style-name="Source_20_Text"><text:s text:c="4"/>def __init__(self):</text:span></text:p>
      <text:p text:style-name="P36"><text:span text:style-name="Source_20_Text"><text:s text:c="8"/>self.queue = []</text:span></text:p>
      <text:p text:style-name="P36"/>
      <text:p text:style-name="P36"><text:span text:style-name="Source_20_Text"><text:s text:c="4"/>def is_empty(self):</text:span></text:p>
      <text:p text:style-name="P36"><text:span text:style-name="Source_20_Text"><text:s text:c="8"/>return self.queue == []</text:span></text:p>
      <text:p text:style-name="P36"/>
      <text:p text:style-name="P36"><text:span text:style-name="Source_20_Text"><text:s text:c="4"/>def enqueue(self, item):</text:span></text:p>
      <text:p text:style-name="P36"><text:span text:style-name="Source_20_Text"><text:s text:c="8"/>self.queue.append(item)</text:span></text:p>
      <text:p text:style-name="P36"/>
      <text:p text:style-name="P36"><text:span text:style-name="Source_20_Text"><text:s text:c="4"/>def dequeue(self):</text:span></text:p>
      <text:p text:style-name="P36"><text:span text:style-name="Source_20_Text"><text:s text:c="8"/>if not self.is_empty():</text:span></text:p>
      <text:p text:style-name="P36"><text:span text:style-name="Source_20_Text"><text:s text:c="12"/>return self.queue.pop(0)</text:span></text:p>
      <text:p text:style-name="P36"><text:span text:style-name="Source_20_Text"><text:s text:c="8"/>else:</text:span></text:p>
      <text:p text:style-name="P36"><text:span text:style-name="Source_20_Text"><text:s text:c="12"/>return "No elements to dequeue"</text:span></text:p>
      <text:p text:style-name="P36"/>
      <text:p text:style-name="P36"><text:span text:style-name="Source_20_Text"><text:s text:c="4"/>def peek(self):</text:span></text:p>
      <text:p text:style-name="P36"><text:span text:style-name="Source_20_Text"><text:s text:c="8"/>if not self.is_empty():</text:span></text:p>
      <text:p text:style-name="P36"><text:span text:style-name="Source_20_Text"><text:s text:c="12"/>return self.queue[0]</text:span></text:p>
      <text:p text:style-name="P36"><text:span text:style-name="Source_20_Text"><text:s text:c="8"/>else:</text:span></text:p>
      <text:p text:style-name="P36"><text:span text:style-name="Source_20_Text"><text:s text:c="12"/>return "Queue is empty"</text:span></text:p>
      <text:p text:style-name="P36"/>
      <text:p text:style-name="P36"><text:span text:style-name="Source_20_Text"><text:s text:c="4"/>def show(self):</text:span></text:p>
      <text:p text:style-name="P36"><text:span text:style-name="Source_20_Text"><text:s text:c="8"/>return self.queue</text:span></text:p>
      <text:p text:style-name="P36"/>
      <text:p text:style-name="P36"><text:span text:style-name="Source_20_Text"># Demonstration</text:span></text:p>
      <text:p text:style-name="P36"><text:span text:style-name="Source_20_Text">q = Queue()</text:span></text:p>
      <text:p text:style-name="P36"><text:span text:style-name="Source_20_Text">q.enqueue(5)</text:span></text:p>
      <text:p text:style-name="P36"><text:span text:style-name="Source_20_Text">q.enqueue(15)</text:span></text:p>
      <text:p text:style-name="P36"><text:span text:style-name="Source_20_Text">q.enqueue(25)</text:span></text:p>
      <text:p text:style-name="P36"><text:span text:style-name="Source_20_Text">print("Queue now:", q.show())</text:span></text:p>
      <text:p text:style-name="P36"><text:span text:style-name="Source_20_Text">print("Front element:", q.peek())</text:span></text:p>
      <text:p text:style-name="P36"><text:span text:style-name="Source_20_Text">print("Removed element:", q.dequeue())</text:span></text:p>
      <text:p text:style-name="P37"><text:span text:style-name="Source_20_Text">print("Queue after removal:", q.show())</text:span></text:p>
      <text:p text:style-name="P29"/>
      <text:p text:style-name="P30"><text:span text:style-name="Strong_20_Emphasis">Example Input/Output:</text:span></text:p>
      <text:p text:style-name="P30"><text:span text:style-name="Strong_20_Emphasis">Input:</text:span></text:p>
      <text:p text:style-name="P35"><text:span text:style-name="Source_20_Text">Enqueue 5, 15, 25</text:span></text:p>
      <text:p text:style-name="P36"><text:span text:style-name="Source_20_Text">Peek</text:span></text:p>
      <text:p text:style-name="P36"><text:span text:style-name="Source_20_Text">Dequeue</text:span></text:p>
      <text:p text:style-name="P37"><text:span text:style-name="Source_20_Text">Show</text:span></text:p>
      <text:p text:style-name="P30"><text:span text:style-name="Strong_20_Emphasis">Output:</text:span></text:p>
      <text:p text:style-name="P35"><text:span text:style-name="Source_20_Text">Queue now: [5, 15, 25]</text:span></text:p>
      <text:p text:style-name="P36"><text:span text:style-name="Source_20_Text">Front element: 5</text:span></text:p>
      <text:p text:style-name="P36"><text:span text:style-name="Source_20_Text">Removed element: 5</text:span></text:p>
      <text:p text:style-name="P37"><text:span text:style-name="Source_20_Text">Queue after removal: [15, 25]</text:span></text:p>
      <text:p text:style-name="P29"/>
      <text:p text:style-name="P21"><text:span text:style-name="Strong_20_Emphasis"><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7T10:20:07.330566427</meta:creation-date>
    <dc:date>2025-09-14T10:07:17.034350404</dc:date>
    <meta:editing-duration>PT6M40S</meta:editing-duration>
    <meta:editing-cycles>3</meta:editing-cycles>
    <meta:generator>LibreOffice/25.2.5.2$Linux_X86_64 LibreOffice_project/520$Build-2</meta:generator>
    <meta:print-date>2025-09-14T10:07:13.117878132</meta:print-date>
    <meta:printed-by>PDF files</meta:printed-by>
    <meta:document-statistic meta:table-count="0" meta:image-count="0" meta:object-count="0" meta:page-count="12" meta:paragraph-count="288" meta:word-count="1907" meta:character-count="11845" meta:non-whitespace-character-count="9542"/>
  </office:meta>
</office:document-meta>
</file>